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37AE8CA5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ans4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Liberation Sans2" svg:font-family="'Liberation Sans'" style:font-adornments="Tučné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Odvolaci_5f_udaje" style:display-name="Odvolaci_udaje" style:family="table">
      <style:table-properties style:width="15.997cm" table:align="left" style:writing-mode="lr-tb"/>
    </style:style>
    <style:style style:name="Odvolaci_5f_udaje.A" style:display-name="Odvolaci_udaje.A" style:family="table-column">
      <style:table-column-properties style:column-width="4.001cm"/>
    </style:style>
    <style:style style:name="Odvolaci_5f_udaje.B" style:display-name="Odvolaci_udaje.B" style:family="table-column">
      <style:table-column-properties style:column-width="3.993cm"/>
    </style:style>
    <style:style style:name="Odvolaci_5f_udaje.C" style:display-name="Odvolaci_udaje.C" style:family="table-column">
      <style:table-column-properties style:column-width="4.018cm"/>
    </style:style>
    <style:style style:name="Odvolaci_5f_udaje.D" style:display-name="Odvolaci_udaje.D" style:family="table-column">
      <style:table-column-properties style:column-width="3.985cm"/>
    </style:style>
    <style:style style:name="Odvolaci_5f_udaje.A1" style:display-name="Odvolaci_udaje.A1" style:family="table-cell">
      <style:table-cell-properties fo:background-color="transparent">
        <style:background-image/>
      </style:table-cell-properties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fo:language="cs" fo:country="CZ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center" style:justify-single-word="false"/>
      <style:text-properties style:font-name="Liberation Sans3" fo:font-size="10pt" style:font-size-asian="10pt" style:font-size-complex="10pt"/>
    </style:style>
    <style:style style:name="P4" style:family="paragraph" style:parent-style-name="Header">
      <style:paragraph-properties fo:margin-left="2.221cm" fo:margin-right="0cm" fo:text-align="start" style:justify-single-word="false" fo:text-indent="0cm" style:auto-text-indent="false" fo:background-color="transparent">
        <style:background-image/>
      </style:paragraph-properties>
      <style:text-properties fo:color="#333333" style:font-name="Liberation Sans3" fo:font-size="12pt" fo:language="cs" fo:country="CZ" fo:font-style="normal" officeooo:paragraph-rsid="00127321" fo:background-color="transparent" style:font-size-asian="12pt" style:font-style-asian="normal" style:font-name-complex="Arial" style:font-size-complex="12pt" style:font-style-complex="normal"/>
    </style:style>
    <style:style style:name="P5" style:family="paragraph" style:parent-style-name="Salutation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Table_20_Contents">
      <style:text-properties fo:color="#333333" style:font-name="Liberation Sans3" fo:font-size="11pt" fo:language="cs" fo:country="CZ" fo:font-weight="normal" fo:background-color="transparent" style:font-size-asian="11pt" style:font-weight-asian="normal" style:font-size-complex="11pt" style:font-weight-complex="normal"/>
    </style:style>
    <style:style style:name="P7" style:family="paragraph" style:parent-style-name="Table_20_Contents">
      <style:text-properties fo:color="#333333" style:font-name="Liberation Sans3" fo:font-size="11pt" fo:language="cs" fo:country="CZ" fo:background-color="transparent" style:font-size-asian="11pt" style:font-size-complex="11pt"/>
    </style:style>
    <style:style style:name="P8" style:family="paragraph" style:parent-style-name="Signature">
      <style:text-properties fo:language="cs" fo:country="CZ" officeooo:paragraph-rsid="0018ea27"/>
    </style:style>
    <style:style style:name="P9" style:family="paragraph" style:parent-style-name="Signature">
      <style:text-properties fo:color="#333333" style:font-name="Liberation Sans3" fo:font-size="11pt" fo:language="cs" fo:country="CZ" officeooo:rsid="000048f8" officeooo:paragraph-rsid="0018ea27" fo:background-color="transparent" style:font-size-asian="11pt" style:font-size-complex="11pt"/>
    </style:style>
    <style:style style:name="P10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fo:color="#333333" fo:font-size="11pt" fo:language="cs" fo:country="CZ" officeooo:rsid="00050e1d" officeooo:paragraph-rsid="00050e1d" fo:background-color="transparent" style:font-size-asian="11pt" style:font-size-complex="11pt"/>
    </style:style>
    <style:style style:name="P11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fo:color="#333333" fo:font-size="11pt" fo:language="cs" fo:country="CZ" officeooo:rsid="00050e1d" officeooo:paragraph-rsid="00198004" fo:background-color="transparent" style:font-size-asian="11pt" style:font-size-complex="11pt"/>
    </style:style>
    <style:style style:name="P12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officeooo:paragraph-rsid="001e7f28"/>
    </style:style>
    <style:style style:name="P13" style:family="paragraph" style:parent-style-name="Priloha">
      <style:paragraph-properties fo:background-color="transparent">
        <style:background-image/>
      </style:paragraph-properties>
      <style:text-properties fo:color="#333333" fo:font-size="11pt" fo:language="cs" fo:country="CZ" fo:font-weight="normal" officeooo:rsid="00050e1d" fo:background-color="transparent" style:font-size-asian="11pt" style:font-weight-asian="normal" style:font-size-complex="11pt" style:font-weight-complex="normal"/>
    </style:style>
    <style:style style:name="P14" style:family="paragraph" style:parent-style-name="Adresa">
      <style:paragraph-properties fo:margin-left="7.999cm" fo:margin-right="0cm" fo:margin-top="1.199cm" fo:margin-bottom="1cm" style:contextual-spacing="false" fo:text-align="start" style:justify-single-word="false" fo:orphans="2" fo:widows="2" fo:hyphenation-ladder-count="2" fo:text-indent="0cm" style:auto-text-indent="false" fo:background-color="transparent" style:shadow="none" style:writing-mode="lr-tb">
        <style:tab-stops/>
        <style:background-image/>
      </style:paragraph-properties>
      <style:text-properties fo:color="#333333" style:font-name="Liberation Sans" fo:language="cs" fo:country="CZ" officeooo:paragraph-rsid="00198004" style:font-name-asian="Times New Roman" style:font-name-complex="Times New Roman" style:language-complex="ar" style:country-complex="SA" fo:hyphenate="true" fo:hyphenation-remain-char-count="2" fo:hyphenation-push-char-count="2"/>
    </style:style>
    <style:style style:name="P15" style:family="paragraph" style:parent-style-name="Footnote">
      <style:text-properties officeooo:paragraph-rsid="001b477d"/>
    </style:style>
    <style:style style:name="P16" style:family="paragraph" style:parent-style-name="Adresa" style:master-page-name="First_20_Page">
      <style:paragraph-properties fo:margin-left="7.999cm" fo:margin-right="0cm" fo:margin-top="1.199cm" fo:margin-bottom="1cm" style:contextual-spacing="false" fo:text-align="start" style:justify-single-word="false" fo:orphans="2" fo:widows="2" fo:hyphenation-ladder-count="2" fo:text-indent="0cm" style:auto-text-indent="false" style:page-number="auto" fo:background-color="transparent" style:shadow="none" style:writing-mode="lr-tb">
        <style:tab-stops/>
        <style:background-image/>
      </style:paragraph-properties>
      <style:text-properties fo:color="#333333" style:font-name="Liberation Sans" fo:language="cs" fo:country="CZ" officeooo:paragraph-rsid="00198004" style:font-name-asian="Times New Roman" style:font-name-complex="Times New Roman" style:language-complex="ar" style:country-complex="SA" fo:hyphenate="true" fo:hyphenation-remain-char-count="2" fo:hyphenation-push-char-count="2"/>
    </style:style>
    <style:style style:name="P17" style:family="paragraph" style:parent-style-name="Vec">
      <style:paragraph-properties fo:background-color="transparent">
        <style:background-image/>
      </style:paragraph-properties>
      <style:text-properties style:font-name="Liberation Sans3" fo:font-size="11pt" fo:language="cs" fo:country="CZ" officeooo:rsid="00198004" officeooo:paragraph-rsid="00198004" style:font-size-asian="11pt" style:font-size-complex="11pt"/>
    </style:style>
    <style:style style:name="P18" style:family="paragraph" style:parent-style-name="Table_20_Contents">
      <style:text-properties fo:color="#333333" style:font-name="Liberation Sans3" fo:font-size="11pt" fo:language="cs" fo:country="CZ" officeooo:rsid="00198004" officeooo:paragraph-rsid="00198004" fo:background-color="transparent" style:font-size-asian="11pt" style:font-size-complex="11pt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3" fo:font-size="10pt" style:font-size-asian="10pt" style:font-name-complex="Arial" style:font-size-complex="10pt"/>
    </style:style>
    <style:style style:name="T2" style:family="text">
      <style:text-properties style:font-name="Liberation Sans3" fo:font-size="10pt" officeooo:rsid="000b7174" style:font-size-asian="10pt" style:font-name-complex="Arial" style:font-size-complex="10pt"/>
    </style:style>
    <style:style style:name="T3" style:family="text">
      <style:text-properties style:font-name="Liberation Sans3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3" fo:font-size="10pt" fo:language="cs" fo:country="CZ" officeooo:rsid="001226f6" style:font-size-asian="10pt" style:font-name-complex="Arial" style:font-size-complex="10pt"/>
    </style:style>
    <style:style style:name="T5" style:family="text">
      <style:text-properties style:font-name="Liberation Sans3" fo:font-size="10pt" fo:language="cs" fo:country="CZ" fo:font-style="normal" style:font-name-asian="Liberation Sans4" style:font-size-asian="10pt" style:font-style-asian="normal" style:font-name-complex="Liberation Sans4" style:font-size-complex="10pt" style:font-style-complex="normal"/>
    </style:style>
    <style:style style:name="T6" style:family="text">
      <style:text-properties style:font-name="Liberation Sans3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7" style:family="text">
      <style:text-properties style:font-name="Liberation Sans3" officeooo:rsid="000048f8"/>
    </style:style>
    <style:style style:name="T8" style:family="text">
      <style:text-properties fo:color="#333333" fo:font-size="11pt" fo:language="cs" fo:country="CZ" officeooo:rsid="001e7f28" fo:background-color="transparent" style:font-size-asian="11pt" style:font-size-complex="11pt"/>
    </style:style>
    <style:style style:name="T9" style:family="text">
      <style:text-properties fo:color="#333333" fo:font-size="11pt" fo:language="cs" fo:country="CZ" officeooo:rsid="0022ba0f" fo:background-color="transparent" style:font-size-asian="11pt" style:font-size-complex="11pt"/>
    </style:style>
    <style:style style:name="T10" style:family="text">
      <style:text-properties fo:color="#333333" style:font-name="Liberation Sans3" fo:font-size="11pt" officeooo:rsid="001b477d" fo:background-color="transparent" style:font-size-asian="11pt" style:font-size-complex="11pt"/>
    </style:style>
    <style:style style:name="T11" style:family="text">
      <style:text-properties officeooo:rsid="00198004"/>
    </style:style>
    <style:style style:name="T12" style:family="text">
      <style:text-properties officeooo:rsid="001b477d"/>
    </style:style>
    <style:style style:name="T13" style:family="text">
      <style:text-properties officeooo:rsid="001c8d6e"/>
    </style:style>
    <style:style style:name="T14" style:family="text">
      <style:text-properties officeooo:rsid="001cce10"/>
    </style:style>
    <style:style style:name="T15" style:family="text">
      <style:text-properties officeooo:rsid="001e7f28"/>
    </style:style>
    <style:style style:name="T16" style:family="text">
      <style:text-properties fo:language="cs" fo:country="CZ"/>
    </style:style>
    <style:style style:name="T17" style:family="text">
      <style:text-properties officeooo:rsid="001f66c8"/>
    </style:style>
    <style:style style:name="T18" style:family="text">
      <style:text-properties officeooo:rsid="00210e77"/>
    </style:style>
    <style:style style:name="T19" style:family="text">
      <style:text-properties officeooo:rsid="0022ba0f"/>
    </style:style>
    <style:style style:name="T20" style:family="text">
      <style:text-properties officeooo:rsid="00243131"/>
    </style:style>
    <style:style style:name="T21" style:family="text">
      <style:text-properties officeooo:rsid="00250460"/>
    </style:style>
    <style:style style:name="T22" style:family="text">
      <style:text-properties officeooo:rsid="0026b7ba"/>
    </style: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0" number:automatic-order="true" number:format-source="language">
      <number:day/>
      <number:text>. </number:text>
      <number:month/>
      <number:text>. </number:text>
      <number:year/>
    </number:date-style>
  </office:automatic-styles>
  <office:body>
    <office:text>
      <office:forms form:automatic-focus="false" form:apply-design-mode="false"/>
      <text:variable-decls>
        <text:variable-decl office:value-type="string" text:name="Jmeno_darce"/>
        <text:variable-decl office:value-type="string" text:name="Adresa_adresata"/>
        <text:variable-decl office:value-type="string" text:name="PSC"/>
        <text:variable-decl office:value-type="string" text:name="Město_dárce"/>
        <text:variable-decl office:value-type="string" text:name="Vas_dopis_zn"/>
        <text:variable-decl office:value-type="date" text:name="zde_dne"/>
        <text:variable-decl office:value-type="string" text:name="Spisova_zn"/>
        <text:variable-decl office:value-type="string" text:name="Město_odesilatele"/>
        <text:variable-decl office:value-type="string" text:name="Jmeno_adresata"/>
        <text:variable-decl office:value-type="string" text:name="Mesto_adresata"/>
        <text:variable-decl office:value-type="float" text:name="Jmeno_odesilatele"/>
        <text:variable-decl office:value-type="string" text:name="Funkce_adresata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Jméno" text:name="Jmeno_zmocnence"/>
        <text:user-field-decl office:value-type="string" office:string-value="Příjmení" text:name="Prijmeni_zmocnence"/>
      </text:user-field-decls>
      <text:p text:style-name="P16"><text:span text:style-name="T11">Úřad vlády České republiky</text:span><text:line-break/><text:span text:style-name="T11">nábřeží Edvarda Beneše 4</text:span><text:line-break/><text:span text:style-name="T11">118 01</text:span> <text:span text:style-name="T11">Praha 1 – Malá strana</text:span></text:p>
      <text:p text:style-name="P14"><text:span text:style-name="T12">do rukou</text:span><text:span text:style-name="T11"> předsedy vlády </text:span><text:span text:style-name="T12">Bohuslava Sobotky</text:span></text:p>
      <table:table table:name="Odvolaci_udaje" table:style-name="Odvolaci_5f_udaje">
        <table:table-column table:style-name="Odvolaci_5f_udaje.A"/>
        <table:table-column table:style-name="Odvolaci_5f_udaje.B"/>
        <table:table-column table:style-name="Odvolaci_5f_udaje.C"/>
        <table:table-column table:style-name="Odvolaci_5f_udaje.D"/>
        <table:table-row>
          <table:table-cell table:style-name="Odvolaci_5f_udaje.A1" office:value-type="string">
            <text:p text:style-name="P6">Váš dopis zn.</text:p>
          </table:table-cell>
          <table:table-cell table:style-name="Odvolaci_5f_udaje.A1" office:value-type="string">
            <text:p text:style-name="P6">ze dne</text:p>
          </table:table-cell>
          <table:table-cell table:style-name="Odvolaci_5f_udaje.A1" office:value-type="string">
            <text:p text:style-name="P6">Naše značka</text:p>
          </table:table-cell>
          <table:table-cell table:style-name="Odvolaci_5f_udaje.A1" office:value-type="string">
            <text:p text:style-name="P6"><text:date style:data-style-name="N30" text:date-value="2014-04-10T10:17:12">10. 4. 2014</text:date></text:p>
          </table:table-cell>
        </table:table-row>
        <table:table-row>
          <table:table-cell table:style-name="Odvolaci_5f_udaje.A1" office:value-type="string">
            <text:p text:style-name="P7"><text:variable-set text:name="Vas_dopis_zn" office:value-type="string">   </text:variable-set></text:p>
          </table:table-cell>
          <table:table-cell table:style-name="Odvolaci_5f_udaje.A1" office:value-type="string">
            <text:p text:style-name="P7"><text:variable-set text:name="zde_dne" text:formula="ooow:0.0.2012" office:value-type="date" office:date-value="1899-12-30" style:data-style-name="N30"/></text:p>
          </table:table-cell>
          <table:table-cell table:style-name="Odvolaci_5f_udaje.A1" office:value-type="string">
            <text:p text:style-name="P18">RP <text:span text:style-name="T22">7/2014</text:span></text:p>
          </table:table-cell>
          <table:table-cell table:style-name="Odvolaci_5f_udaje.A1" office:value-type="string">
            <text:p text:style-name="P7"><text:variable-set text:name="Město_odesilatele" office:value-type="string">Praha</text:variable-set></text:p>
          </table:table-cell>
        </table:table-row>
      </table:table>
      <text:p text:style-name="P17">Výzva k podání návrhu na zrušení předpisů odporujících evropskému právu</text:p>
      <text:p text:style-name="P10">Vážený pane <text:span text:style-name="T15">předsedo vlády</text:span>,</text:p>
      <text:p text:style-name="P11"><text:span text:style-name="T11">dne 8. dubna 2014 Soudní dvůr Evropské unie </text:span><text:span text:style-name="T15">(dále „SDEU“)</text:span><text:span text:style-name="T11"> </text:span><text:span text:style-name="T12">zrušil směrnici Evropského parlamentu a Rady 2006/24/ES o uchovávání údajů z elektronických komunikací,</text:span><text:span text:style-name="T12"><text:note text:id="ftn1" text:note-class="footnote"><text:note-citation>1</text:note-citation><text:note-body><text:p text:style-name="P15"><text:span text:style-name="T12">Rozhodnutí je dostupné zde: <text:tab/> </text:span><text:a xlink:type="simple" xlink:href="http://curia.europa.eu/jcms/upload/docs/application/pdf/2014-04/cp140054en.pdf"><text:span text:style-name="T12">http://curia.europa.eu/jcms/upload/docs/application/pdf/2014-04/cp140054en.pdf</text:span></text:a></text:p></text:note-body></text:note></text:span><text:span text:style-name="T12"> a to z toho důvodu, že je v rozporu se základními právy, konkrétně s úctou k lidskému životu a ochranou osobních údajů. </text:span><text:span text:style-name="T15">SDEU</text:span><text:span text:style-name="T12"> uvedl, že skutečnost, že data jsou shromažďována </text:span><text:span text:style-name="T13">a uchovávána</text:span><text:span text:style-name="T12"> plošně bez ohledu na to, zda jsou dotyční jednotlivci podezřelí z protiprávního jednání</text:span><text:span text:style-name="T13"> a zda je shromažďování </text:span><text:span text:style-name="T14">údajů o nich nezbytné, je v rozporu s principem proporcionality. </text:span><text:span text:style-name="T19">Navíc </text:span><text:span text:style-name="T20">zkritizoval, že směrnice dávala členským státům prostor pro svévoli v určení doby uchovávání </text:span><text:span text:style-name="T21">údajů</text:span><text:span text:style-name="T20"> </text:span><text:span text:style-name="T21">a naopak se nesnažila zajistit, aby bylo minimalizováno riziko zneužití těchto údajů.</text:span></text:p>
      <text:p text:style-name="P12"><text:span text:style-name="T8">Tímto vás proto vyzýváme k tomu, abyste jménem vlády České republiky </text:span><text:span text:style-name="T9">v souladu s</text:span><text:span text:style-name="T16"> </text:span>§ 118 <text:span text:style-name="T15">odst. 1 </text:span>zákona č. 182/1993 Sb., o Ústavním soudu, <text:span text:style-name="T15">podal návrh na zrušení</text:span> <text:span text:style-name="T15">zákona č. </text:span>273/2012 Sb., kterým se mění zákon č. 127/2005 Sb., o elektronických komunikacích a o změně některých souvisejících zákonů (zákon o elektronických komunikacích), ve znění pozdějších předpisů, a některé další zákony. <text:span text:style-name="T15">Tímto zákonem byla totiž </text:span><text:span text:style-name="T17">(jak je patrné z jeho důvodové zprávy) </text:span><text:span text:style-name="T15">zrušená směrnice </text:span><text:span text:style-name="T18">podruhé </text:span><text:span text:style-name="T15">implementována do českého právního řádu </text:span><text:span text:style-name="T17">a </text:span><text:span text:style-name="T21">zákon </text:span><text:span text:style-name="T17">je </text:span><text:span text:style-name="T18">tedy protiústavní.</text:span></text:p>
      <text:p text:style-name="P5">S pozdravem</text:p>
      <text:p text:style-name="P8"><text:span text:style-name="T7"><text:tab/></text:span><text:span text:style-name="T10">Ivan Bartoš</text:span></text:p>
      <text:p text:style-name="P9"><text:tab/><text:span text:style-name="T12">předseda</text:span> strany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ans4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Liberation Sans2" svg:font-family="'Liberation Sans'" style:font-adornments="Tučné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orphans="2" fo:widows="2" fo:hyphenation-ladder-count="2" style:page-number="auto" fo:background-color="transparent" style:shadow="none" style:writing-mode="lr-tb">
        <style:tab-stops/>
        <style:background-image/>
      </style:paragraph-properties>
      <style:text-properties fo:color="#333333" style:font-name="Liberation Sans" fo:font-size="11pt" style:font-name-asian="Times New Roman" style:font-size-asian="12pt" style:font-name-complex="Times New Roman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 Light" style:font-size-asian="14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499cm" fo:margin-bottom="0.499cm" style:contextual-spacing="false" fo:text-align="justify" style:justify-single-word="false" style:page-number="auto" style:shadow="non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size="11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style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resa" style:family="paragraph" style:parent-style-name="Standard" style:auto-update="true" style:class="text">
      <style:paragraph-properties fo:margin-left="7.999cm" fo:margin-right="0cm" fo:margin-top="1.199cm" fo:margin-bottom="1cm" style:contextual-spacing="false" fo:text-align="start" style:justify-single-word="false" fo:text-indent="0cm" style:auto-text-indent="false" style:shadow="none">
        <style:tab-stops/>
      </style:paragraph-properties>
      <style:text-properties fo:font-size="11pt" style:font-size-asian="11pt" style:font-size-complex="11pt"/>
    </style:style>
    <style:style style:name="Vec" style:family="paragraph" style:next-style-name="Standard" style:default-outline-level="" style:list-style-name="" style:class="text" style:master-page-name="">
      <style:paragraph-properties fo:margin-top="1cm" fo:margin-bottom="1cm" style:contextual-spacing="false" style:page-number="auto"/>
      <style:text-properties fo:color="#333333" style:font-name="Liberation Sans2" fo:font-weight="bold" style:font-size-asian="10.5pt" style:font-weight-asian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Liberation_20_Mono" style:display-name="Liberation Mono" style:family="paragraph" style:parent-style-name="Text_20_body"/>
    <style:style style:name="Salutation" style:family="paragraph" style:parent-style-name="Text_20_body" style:class="text" style:master-page-name="">
      <style:paragraph-properties fo:margin-left="9.999cm" fo:margin-right="0cm" fo:margin-top="1cm" fo:margin-bottom="1cm" style:contextual-spacing="false" fo:text-indent="0cm" style:auto-text-indent="false" style:page-number="auto" text:number-lines="false" text:line-number="0"/>
      <style:text-properties fo:font-size="11pt"/>
    </style:style>
    <style:style style:name="Signature" style:family="paragraph" style:parent-style-name="Standard" style:class="text">
      <style:paragraph-properties fo:margin-left="9.999cm" fo:margin-right="0cm" fo:margin-top="0cm" fo:margin-bottom="0cm" style:contextual-spacing="false" fo:text-indent="0cm" style:auto-text-indent="false" text:number-lines="false" text:line-number="0"/>
      <style:text-properties fo:font-size="11pt"/>
    </style:style>
    <style:style style:name="Priloha" style:family="paragraph" style:parent-style-name="Standard" style:master-page-name="">
      <style:paragraph-properties fo:margin-top="0.499cm" fo:margin-bottom="0cm" style:contextual-spacing="false" style:page-number="auto"/>
      <style:text-properties fo:font-size="11pt" fo:font-weight="bold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Standardní_20_písmo_20_odstavce" style:display-name="Standardní písmo odstavce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fo:language="cs" fo:country="CZ"/>
    </style:style>
    <style:style style:name="MP2" style:family="paragraph" style:parent-style-name="Header">
      <style:paragraph-properties fo:margin-left="2.221cm" fo:margin-right="0cm" fo:text-align="start" style:justify-single-word="false" fo:text-indent="0cm" style:auto-text-indent="false" fo:background-color="transparent">
        <style:background-image/>
      </style:paragraph-properties>
      <style:text-properties fo:color="#333333" style:font-name="Liberation Sans3" fo:font-size="12pt" fo:language="cs" fo:country="CZ" fo:font-style="normal" officeooo:paragraph-rsid="00127321" fo:background-color="transparent" style:font-size-asian="12pt" style:font-style-asian="normal" style:font-name-complex="Arial" style:font-size-complex="12pt" style:font-style-complex="normal"/>
    </style:style>
    <style:style style:name="M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 style:parent-style-name="Footer">
      <style:paragraph-properties fo:text-align="center" style:justify-single-word="false"/>
    </style:style>
    <style:style style:name="MP5" style:family="paragraph" style:parent-style-name="Footer">
      <style:paragraph-properties fo:text-align="center" style:justify-single-word="false"/>
      <style:text-properties style:font-name="Liberation Sans3" fo:font-size="10pt" style:font-size-asian="10pt" style:font-size-complex="10pt"/>
    </style:style>
    <style:style style:name="MT1" style:family="text">
      <style:text-properties style:font-name="Liberation Sans3" fo:font-size="10pt" style:font-size-asian="10pt" style:font-name-complex="Arial" style:font-size-complex="10pt"/>
    </style:style>
    <style:style style:name="MT2" style:family="text">
      <style:text-properties style:font-name="Liberation Sans3" fo:font-size="10pt" officeooo:rsid="000b7174" style:font-size-asian="10pt" style:font-name-complex="Arial" style:font-size-complex="10pt"/>
    </style:style>
    <style:style style:name="MT3" style:family="text">
      <style:text-properties style:font-name="Liberation Sans3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3" fo:font-size="10pt" fo:language="cs" fo:country="CZ" officeooo:rsid="001226f6" style:font-size-asian="10pt" style:font-name-complex="Arial" style:font-size-complex="10pt"/>
    </style:style>
    <style:style style:name="MT5" style:family="text">
      <style:text-properties style:font-name="Liberation Sans3" fo:font-size="10pt" fo:language="cs" fo:country="CZ" fo:font-style="normal" style:font-name-asian="Liberation Sans4" style:font-size-asian="10pt" style:font-style-asian="normal" style:font-name-complex="Liberation Sans4" style:font-size-complex="10pt" style:font-style-complex="normal"/>
    </style:style>
    <style:style style:name="MT6" style:family="text">
      <style:text-properties style:font-name="Liberation Sans3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984cm" fo:margin-bottom="1.004cm" fo:margin-left="2.499cm" fo:margin-right="2.499cm" style:shadow="none" fo:background-color="transparent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2.133cm" fo:margin-left="0cm" fo:margin-right="0cm" fo:margin-top="1.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61cm" fo:margin-left="0cm" fo:margin-right="0cm" fo:margin-bottom="0.801cm" style:shadow="none" style:dynamic-spacing="true"/>
      </style:header-style>
      <style:footer-style>
        <style:header-footer-properties fo:min-height="1.861cm" fo:margin-left="0cm" fo:margin-right="0cm" fo:margin-top="0.80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line-break/></text:span><text:span text:style-name="MT2"><text:page-number text:select-page="current"/></text:span></text:p>
      </style:footer>
    </style:master-page>
    <style:master-page style:name="First_20_Page" style:display-name="First Page" style:page-layout-name="Mpm2" style:next-style-name="Standard">
      <style:header>
        <text:p text:style-name="MP2"><draw:frame text:anchor-type="paragraph" draw:z-index="0" draw:style-name="Mgr1" draw:text-style-name="MP3" svg:width="5.666cm" svg:height="2.347cm" svg:x="-0.409cm" svg:y="-0.4cm"><draw:image xlink:href="Pictures/100002010000044A000001C737AE8CA5.png" xlink:type="simple" xlink:show="embed" xlink:actuate="onLoad"><text:p/></draw:image></draw:frame></text:p>
      </style:header>
      <style:footer>
        <text:p text:style-name="MP4"><text:span text:style-name="MT3"><text:line-break/></text:span><text:span text:style-name="MT3">Česká pirátská strana • </text:span><text:span text:style-name="MT4">Dalimilova 457/6</text:span><text:span text:style-name="MT3"> </text:span><text:span text:style-name="MT4">130 00 Praha 3</text:span><text:span text:style-name="MT3"> <text:s/>• Doručovat do datové schránky b2i4r6j</text:span><text:span text:style-name="MT5"><text:line-break/></text:span><text:span text:style-name="MT6">Tel</text:span><text:span text:style-name="MT3">. +420 775 978 550 • </text:span><text:span text:style-name="MT6">Web</text:span><text:span text:style-name="MT3"> </text:span><text:a xlink:type="simple" xlink:href="http://www.pirati.cz/"><text:span text:style-name="MT3">http://www.pirati.cz</text:span></text:a><text:span text:style-name="MT3"> • E-mail </text:span><text:a xlink:type="simple" xlink:href="mailto:info@pirati.cz"><text:span text:style-name="MT3">info@pirati.cz</text:span></text:a><text:span text:style-name="MT3"> • IČO 71339698</text:span></text:p>
        <text:p text:style-name="MP5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5T23:33:57</meta:creation-date>
    <meta:editing-cycles>17</meta:editing-cycles>
    <meta:editing-duration>PT39M24S</meta:editing-duration>
    <meta:generator>LibreOffice/4.0.2.2$Linux_X86_64 LibreOffice_project/400m0$Build-2</meta:generator>
    <dc:title>Pirátský dopis</dc:title>
    <meta:initial-creator>Jakub Michálek</meta:initial-creator>
    <dc:date>2014-04-10T10:17:12</dc:date>
    <dc:creator>Adam </dc:creator>
    <meta:document-statistic meta:table-count="1" meta:image-count="0" meta:object-count="0" meta:page-count="1" meta:paragraph-count="21" meta:word-count="285" meta:character-count="1903" meta:non-whitespace-character-count="1625"/>
    <meta:user-defined meta:name="Informace 1"/>
    <meta:user-defined meta:name="Informace 2"/>
    <meta:user-defined meta:name="Informace 3"/>
    <meta:user-defined meta:name="Informace 4"/>
    <meta:template xlink:type="simple" xlink:actuate="onRequest" xlink:title="Pirátský dopis" xlink:href="../Sablona_dopis.ott" meta:date="2013-07-05T23:33:53"/>
  </office:meta>
</office:document-meta>
</file>